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Вопросы куратор</text:p>
      <text:p text:style-name="Text_20_body">https://docs.google.com/spreadsheets/d/1M8ctzYz1b2UWipisDNuXzIKxQBQpWbcDWrb-mLKw78E/edit?usp=sharing</text:p>
      <text:p text:style-name="Text_20_body"/>
      <text:p text:style-name="Text_20_body">Телеграм-каналы и чаты по тестированию: </text:p>
      <text:p text:style-name="Text_20_body"><text:a xlink:type="simple" xlink:href="https://habr.com/ru/hubs/" office:target-frame-name="_blank" xlink:show="new" text:style-name="Internet_20_link" text:visited-style-name="Visited_20_Internet_20_Link">https://habr.com/ru/hubs/</text:a></text:p>
      <text:p text:style-name="Text_20_body">Сообщество тестировщиков ПО: <text:a xlink:type="simple" xlink:href="https://vk.com/qa_alliance" office:target-frame-name="_blank" xlink:show="new" text:style-name="Internet_20_link" text:visited-style-name="Visited_20_Internet_20_Link">https://vk.com/qa_alliance</text:a></text:p>
      <text:p text:style-name="Text_20_body">Портал «Тестирование и качество ПО»: <text:a xlink:type="simple" xlink:href="http://www.software-testing.ru/" office:target-frame-name="_blank" xlink:show="new" text:style-name="Internet_20_link" text:visited-style-name="Visited_20_Internet_20_Link">www.software-testing.ru</text:a></text:p>
      <text:p text:style-name="Text_20_body">Словарь тестировщика: <text:a xlink:type="simple" xlink:href="https://bytextest.ru/slovar-testirovschika/" office:target-frame-name="_blank" xlink:show="new" text:style-name="Internet_20_link" text:visited-style-name="Visited_20_Internet_20_Link">https://bytextest.ru/slovar-testirovschika/</text:a></text:p>
      <text:p text:style-name="Text_20_body">Школа начинающих тестировщиков <text:a xlink:type="simple" xlink:href="http://www.testbase.ru/" office:target-frame-name="_blank" xlink:show="new" text:style-name="Internet_20_link" text:visited-style-name="Visited_20_Internet_20_Link">http://www.testbase.ru/</text:a></text:p>
      <text:p text:style-name="Text_20_body">Пошаговые учебники по программированию и тестированию <text:a xlink:type="simple" xlink:href="https://www.techbeamers.com/" office:target-frame-name="_blank" xlink:show="new" text:style-name="Internet_20_link" text:visited-style-name="Visited_20_Internet_20_Link">https://www.techbeamers.com/</text:a></text:p>
      <text:p text:style-name="Text_20_body">Материалы ISTQB <text:a xlink:type="simple" xlink:href="https://www.rstqb.org/ru/istqb-downloads.html" office:target-frame-name="_blank" xlink:show="new" text:style-name="Internet_20_link" text:visited-style-name="Visited_20_Internet_20_Link">https://www.rstqb.org/ru/istqb-downloads.html</text:a></text:p>
      <text:p text:style-name="Text_20_body">Интересные статьи на Хабр:  </text:p>
      <text:p text:style-name="Text_20_body"><text:a xlink:type="simple" xlink:href="https://habr.com/ru/post/542422/" office:target-frame-name="_blank" xlink:show="new" text:style-name="Internet_20_link" text:visited-style-name="Visited_20_Internet_20_Link">https://habr.com/ru/post/542422/</text:a></text:p>
      <text:p text:style-name="Text_20_body"><text:a xlink:type="simple" xlink:href="https://habr.com/ru/post/568360/" office:target-frame-name="_blank" xlink:show="new" text:style-name="Internet_20_link" text:visited-style-name="Visited_20_Internet_20_Link">https://habr.com/ru/post/568360/</text:a></text:p>
      <text:p text:style-name="Text_20_body"><text:a xlink:type="simple" xlink:href="https://habr.com/ru/post/160257/" office:target-frame-name="_blank" xlink:show="new" text:style-name="Internet_20_link" text:visited-style-name="Visited_20_Internet_20_Link">https://habr.com/ru/post/160257/</text:a></text:p>
      <text:p text:style-name="Text_20_body"><text:a xlink:type="simple" xlink:href="https://habr.com/ru/post/481294/" office:target-frame-name="_blank" xlink:show="new" text:style-name="Internet_20_link" text:visited-style-name="Visited_20_Internet_20_Link">https://habr.com/ru/post/481294/</text:a></text:p>
      <text:p text:style-name="Text_20_body"> </text:p>
      <text:p text:style-name="Text_20_body">Инструменты для оформления тест-кейсов ( testlink <text:a xlink:type="simple" xlink:href="https://testlink.org/" office:target-frame-name="_blank" xlink:show="new" text:style-name="Internet_20_link" text:visited-style-name="Visited_20_Internet_20_Link">https://testlink.org/</text:a>, testrail <text:a xlink:type="simple" xlink:href="https://www.gurock.com/testrail/" office:target-frame-name="_blank" xlink:show="new" text:style-name="Internet_20_link" text:visited-style-name="Visited_20_Internet_20_Link">https://www.gurock.com/testrail/</text:a>)</text:p>
      <text:p text:style-name="Text_20_body">Инструменты для оформления чек-листов (sitechco <text:a xlink:type="simple" xlink:href="https://sitechco.ru/" office:target-frame-name="_blank" xlink:show="new" text:style-name="Internet_20_link" text:visited-style-name="Visited_20_Internet_20_Link">https://sitechco.ru/</text:a> ) </text:p>
      <text:p text:style-name="Text_20_body">Инструменты бак-трекинга: Jira, Redmine, <text:a xlink:type="simple" xlink:href="https://www.jetbrains.com/ru-ru/youtrack/" office:target-frame-name="_blank" xlink:show="new" text:style-name="Internet_20_link" text:visited-style-name="Visited_20_Internet_20_Link">YouTrack</text:a></text:p>
      <text:p text:style-name="Text_20_body"><text:a xlink:type="simple" xlink:href="https://www.atlassian.com/software/jira" office:target-frame-name="_blank" xlink:show="new" text:style-name="Internet_20_link" text:visited-style-name="Visited_20_Internet_20_Link"><text:span text:style-name="Strong_20_Emphasis">https://www.atlassian.com/software/jira</text:span></text:a></text:p>
      <text:p text:style-name="Text_20_body"><text:a xlink:type="simple" xlink:href="https://www.redmine.org/" office:target-frame-name="_blank" xlink:show="new" text:style-name="Internet_20_link" text:visited-style-name="Visited_20_Internet_20_Link"><text:span text:style-name="Strong_20_Emphasis">https://www.redmine.org/</text:span></text:a></text:p>
      <text:p text:style-name="Text_20_body"><text:a xlink:type="simple" xlink:href="https://www.jetbrains.com/ru-ru/youtrack/" office:target-frame-name="_blank" xlink:show="new" text:style-name="Internet_20_link" text:visited-style-name="Visited_20_Internet_20_Link"><text:span text:style-name="Strong_20_Emphasis">https://www.jetbrains.com/ru-ru/youtrack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3T16:22:57.71</meta:creation-date>
    <dc:date>2022-09-15T19:42:46.20</dc:date>
    <meta:editing-duration>PT1M4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2" meta:word-count="68" meta:character-count="1053"/>
  </office:meta>
</office:document-meta>
</file>